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arlow" svg:font-family="Barlow" style:font-pitch="variable"/>
    <style:font-face style:name="Barlow Semi Condensed" svg:font-family="'Barlow Semi Condensed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004586" draw:textarea-horizontal-align="justify" draw:textarea-vertical-align="middle" draw:auto-grow-height="false" fo:min-height="0.284cm" fo:min-width="1cm" draw:shadow="hidden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25cm" fo:min-width="0cm"/>
      <style:paragraph-properties style:writing-mode="lr-tb"/>
    </style:style>
    <style:style style:name="gr3" style:family="graphic" style:parent-style-name="standard">
      <style:graphic-properties svg:stroke-color="#333333" draw:fill-color="#ffffff" draw:textarea-horizontal-align="justify" draw:textarea-vertical-align="middle" draw:auto-grow-height="false" fo:min-height="0.284cm" fo:min-width="0.797cm" draw:shadow="hidden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9cm" fo:min-width="0.997cm"/>
      <style:paragraph-properties style:writing-mode="lr-tb"/>
    </style:style>
    <style:style style:name="P1" style:family="paragraph">
      <loext:graphic-properties draw:fill-color="#004586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color="#ffffff" loext:opacity="100%" style:font-name="Barlow Semi Condensed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fo:color="#000000" loext:opacity="100%" style:font-name="Barlow" fo:font-size="12pt" style:font-size-asian="12pt" style:font-size-complex="12pt"/>
    </style:style>
    <style:style style:name="T1" style:family="text">
      <style:text-properties fo:color="#ffffff" loext:opacity="100%" style:font-name="Barlow Semi Condensed"/>
    </style:style>
    <style:style style:name="T2" style:family="text">
      <style:text-properties fo:color="#000000" loext:opacity="100%" style:font-name="Barlow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5cm" svg:height="0.534cm" svg:x="9.2cm" svg:y="15.55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.89cm" svg:height="1.775cm" svg:x="8.981cm" svg:y="15.28cm">
          <draw:text-box>
            <text:p><text:span text:style-name="T1">BMCS</text:span></text:p>
          </draw:text-box>
        </draw:frame>
        <draw:custom-shape draw:style-name="gr3" draw:text-style-name="P3" draw:layer="layout" svg:width="1.297cm" svg:height="0.534cm" svg:x="10.658cm" svg:y="15.55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1.497cm" svg:height="0.759cm" svg:x="10.566cm" svg:y="15.41cm">
          <draw:text-box>
            <text:p><text:span text:style-name="T2">video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arlow" svg:font-family="Barlow" style:font-pitch="variable"/>
    <style:font-face style:name="Barlow Semi Condensed" svg:font-family="'Barlow Semi Condensed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Rostislav Chudoba</meta:initial-creator>
    <meta:creation-date>2021-04-28T19:14:18.148157533</meta:creation-date>
    <dc:date>2021-04-29T13:07:07.316472904</dc:date>
    <dc:creator>Rostislav Chudoba</dc:creator>
    <meta:editing-duration>PT8M27S</meta:editing-duration>
    <meta:editing-cycles>2</meta:editing-cycles>
    <meta:generator>LibreOffice/7.1.2.2$Linux_X86_64 LibreOffice_project/10$Build-2</meta:generator>
    <meta:document-statistic meta:object-count="4"/>
  </office:meta>
</office:document-meta>
</file>